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2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5800" calcext:value-type="float">
            <text:p>5800</text:p>
          </table:table-cell>
          <table:table-cell table:number-columns-repeated="4"/>
          <table:table-cell table:style-name="ce17" table:formula="of:=SUM([.B2:.F2])" office:value-type="float" office:value="5800" calcext:value-type="float">
            <text:p>58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style-name="ce25"/>
        </table:table-row>
        <table:table-row table:style-name="ro3">
          <table:table-cell table:style-name="ce41" office:value-type="date" office:date-value="2016-08-01" calcext:value-type="date">
            <text:p>08/01/16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7:.F27])" office:value-type="float" office:value="290" calcext:value-type="float">
            <text:p>29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7:.F27])" office:value-type="float" office:value="290" calcext:value-type="float">
            <text:p>29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7:.F27])" office:value-type="float" office:value="290" calcext:value-type="float">
            <text:p>29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7:.F27])" office:value-type="float" office:value="290" calcext:value-type="float">
            <text:p>29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27:.F27])" office:value-type="float" office:value="290" calcext:value-type="float">
            <text:p>290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27];[.D27];[.E27])" office:value-type="float" office:value="290" calcext:value-type="float">
            <text:p>290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C27:.F27])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 table:style-name="ce17"/>
          <table:table-cell table:style-name="ce18" table:formula="of:=SUM([.B27:.F27])" office:value-type="float" office:value="290" calcext:value-type="float">
            <text:p>29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7];[.F27])" office:value-type="float" office:value="290" calcext:value-type="float">
            <text:p>29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Ani G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18" table:formula="of:=SUM([.B27:.F27])" office:value-type="float" office:value="290" calcext:value-type="float">
            <text:p>29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/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27:.F27])" office:value-type="float" office:value="290" calcext:value-type="float">
            <text:p>29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27:.F27])" office:value-type="float" office:value="290" calcext:value-type="float">
            <text:p>290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table:style-name="ce46"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office:value-type="string" calcext:value-type="string">
            <text:p>Vahe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office:value-type="string" calcext:value-type="string">
            <text:p>Tatev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:.F27])" office:value-type="float" office:value="290" calcext:value-type="float">
            <text:p>290</text:p>
          </table:table-cell>
          <table:table-cell office:value-type="string" calcext:value-type="string">
            <text:p>Movse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7])" office:value-type="float" office:value="290" calcext:value-type="float">
            <text:p>290</text:p>
          </table:table-cell>
          <table:table-cell office:value-type="string" calcext:value-type="string">
            <text:p>Marine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]/20" office:value-type="float" office:value="290" calcext:value-type="float">
            <text:p>290</text:p>
          </table:table-cell>
          <table:table-cell table:style-name="ce17" table:formula="of:=[.C2]/16" office:value-type="float" office:value="0" calcext:value-type="float">
            <text:p>0</text:p>
          </table:table-cell>
          <table:table-cell table:style-name="ce17" table:formula="of:=[.D2]/15" office:value-type="float" office:value="0" calcext:value-type="float">
            <text:p>0</text:p>
          </table:table-cell>
          <table:table-cell table:style-name="ce17" table:formula="of:=[.E2]/15" office:value-type="float" office:value="0" calcext:value-type="float">
            <text:p>0</text:p>
          </table:table-cell>
          <table:table-cell table:style-name="ce17" table:formula="of:=[.F2]/18" office:value-type="float" office:value="0" calcext:value-type="float">
            <text:p>0</text:p>
          </table:table-cell>
          <table:table-cell/>
          <table:table-cell table:style-name="ce17" table:formula="of:=SUM([.H2:.H25])" office:value-type="float" office:value="5800" calcext:value-type="float">
            <text:p>58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09:58:12.852900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08T11:07:01.388248544</dc:date>
    <meta:editing-duration>P3DT7H26M23S</meta:editing-duration>
    <meta:editing-cycles>1548</meta:editing-cycles>
    <meta:generator>LibreOffice/4.2.8.2$Linux_X86_64 LibreOffice_project/420m0$Build-2</meta:generator>
    <meta:document-statistic meta:table-count="11" meta:cell-count="3787" meta:object-count="0"/>
  </office:meta>
</office:document-meta>
</file>